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464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3cm" svg:height="1.5cm" svg:x="9.7cm" svg:y="17.2cm">
          <text:p text:style-name="P1">upd device</text:p>
          <text:p text:style-name="P1">buff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6cm" svg:height="6.1cm" svg:x="13.1cm" svg:y="6.5cm">
          <text:p text:style-name="P1">ReciveBuf</text:p>
          <text:p text:style-name="P1">2 Ext-Border</text:p>
          <text:p text:style-name="P1">--------------</text:p>
          <text:p text:style-name="P1">Compute</text:p>
          <text:p text:style-name="P1">Border</text:p>
          <text:p text:style-name="P1">--------------</text:p>
          <text:p text:style-name="P1">Int-Border 2</text:p>
          <text:p text:style-name="P1">SendBuff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8cm" svg:height="6cm" svg:x="4.8cm" svg:y="6.6cm">
          <text:p text:style-name="P1"/>
          <text:p text:style-name="P1">ReciveBuf</text:p>
          <text:p text:style-name="P1">2 Ext-Border</text:p>
          <text:p text:style-name="P1">--------------</text:p>
          <text:p text:style-name="P1">Compute</text:p>
          <text:p text:style-name="P1">Border</text:p>
          <text:p text:style-name="P1">--------------</text:p>
          <text:p text:style-name="P1">Int-Border 2</text:p>
          <text:p text:style-name="P1">SendBuffer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.4cm" svg:x="9.6cm" svg:y="13.5cm">
          <text:p text:style-name="P1">upd host</text:p>
          <text:p text:style-name="P1">buff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6cm" svg:height="5.4cm" svg:x="13.1cm" svg:y="13.6cm">
          <text:p text:style-name="P1">Compute</text:p>
          <text:p text:style-name="P1">Internals</text:p>
          <text:p text:style-name="P1"/>
          <text:p text:style-name="P1">------------</text:p>
          <text:p text:style-name="P1">swap gri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3.7cm" svg:x="5.3cm" svg:y="13.3cm">
          <text:p text:style-name="P1">Compute</text:p>
          <text:p text:style-name="P1">Intern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.8cm" svg:x="9.6cm" svg:y="15.2cm">
          <text:p text:style-name="P1">Mpi</text:p>
          <text:p text:style-name="P1">send-recv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4cm" svg:height="1.8cm" svg:x="1.428cm" svg:y="13.372cm">
          <text:p text:style-name="P1">Mpi</text:p>
          <text:p text:style-name="P1">send-recv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cm" svg:height="1.4cm" svg:x="3.5cm" svg:y="0.8cm">
          <text:p text:style-name="P1">openM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2.6cm" svg:height="1.4cm" svg:x="10.3cm" svg:y="0.7cm">
          <text:p text:style-name="P1">openACC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3cm" svg:height="1.7cm" svg:x="9.5cm" svg:y="6.7cm">
          <text:p text:style-name="P1">upd host</text:p>
          <text:p text:style-name="P1">gr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5cm" svg:height="1.5cm" svg:x="10.3cm" svg:y="10.4cm">
          <text:p text:style-name="P1">acc wait</text:p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" draw:text-style-name="P1" draw:layer="layout" svg:width="1.5cm" svg:height="1.2cm" svg:x="10.3cm" svg:y="19cm">
          <text:p text:style-name="P1">acc wait</text:p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3" draw:text-style-name="P1" draw:layer="layout" svg:x1="15.3cm" svg:y1="20.8cm" svg:x2="18.4cm" svg:y2="20.8cm">
          <text:p/>
        </draw:line>
        <draw:line draw:style-name="gr3" draw:text-style-name="P1" draw:layer="layout" svg:x1="18.5cm" svg:y1="20.8cm" svg:x2="18.4cm" svg:y2="6.1cm">
          <text:p/>
        </draw:line>
        <draw:line draw:style-name="gr3" draw:text-style-name="P1" draw:layer="layout" svg:x1="18.4cm" svg:y1="6.1cm" svg:x2="16.5cm" svg:y2="6.1cm">
          <text:p/>
        </draw:line>
        <draw:line draw:style-name="gr3" draw:text-style-name="P1" draw:layer="layout" svg:x1="4.9cm" svg:y1="20.9cm" svg:x2="1.6cm" svg:y2="20.9cm">
          <text:p/>
        </draw:line>
        <draw:line draw:style-name="gr3" draw:text-style-name="P1" draw:layer="layout" svg:x1="1.2cm" svg:y1="20.8cm" svg:x2="1.2cm" svg:y2="6cm">
          <text:p/>
        </draw:line>
        <draw:line draw:style-name="gr3" draw:text-style-name="P1" draw:layer="layout" svg:x1="1.2cm" svg:y1="6cm" svg:x2="5cm" svg:y2="6cm">
          <text:p/>
        </draw:line>
        <draw:custom-shape draw:style-name="gr4" draw:text-style-name="P1" draw:layer="layout" svg:width="7.1cm" svg:height="0.5cm" svg:x="9.7cm" svg:y="20.5cm">
          <text:p text:style-name="P1">barr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1cm" svg:height="0.5cm" svg:x="9.6cm" svg:y="12.772cm">
          <text:p text:style-name="P1">barr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1cm" svg:height="0.5cm" svg:x="9.4cm" svg:y="5.8cm">
          <text:p text:style-name="P1">barr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3cm" svg:x="5.3cm" svg:y="17.3cm">
          <text:p text:style-name="P1">swap gri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3cm" svg:height="2.1cm" svg:x="9.315cm" svg:y="2.271cm">
          <text:p text:style-name="P1">Init grids</text:p>
          <text:p text:style-name="P1">Init SendBuffers</text:p>
          <text:p text:style-name="P1">mpi-SendRecv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.4cm" svg:x="9.5cm" svg:y="8.6cm">
          <text:p text:style-name="P1">do_displ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cm" svg:height="1.2cm" svg:x="1.4cm" svg:y="6.6cm">
          <text:p text:style-name="P1">do_displ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3cm" svg:height="2.3cm" svg:x="2.7cm" svg:y="2.428cm">
          <text:p text:style-name="P1">Init grids</text:p>
          <text:p text:style-name="P1">Init SendBuffers</text:p>
          <text:p text:style-name="P1">mpi-SendRecv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3cm" svg:height="1cm" svg:x="9.3cm" svg:y="4.6cm">
          <text:p text:style-name="P1">Copy-in gr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1cm" svg:height="0.5cm" svg:x="1.6cm" svg:y="12.7cm">
          <text:p text:style-name="P1">barr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1cm" svg:height="0.5cm" svg:x="1.7cm" svg:y="19.6cm">
          <text:p text:style-name="P1">barr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3cm" svg:height="1.4cm" svg:x="9.7cm" svg:y="21.4cm">
          <text:p text:style-name="P1">upd host</text:p>
          <text:p text:style-name="P1">grid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8M33S</meta:editing-duration>
    <meta:editing-cycles>18</meta:editing-cycles>
    <meta:generator>LibreOffice/3.6$Windows_x86 LibreOffice_project/58f22d5-270d05a-e2abed1-ea17a85-9b5702</meta:generator>
    <dc:date>2014-03-05T10:58:36.29</dc:date>
    <meta:document-statistic meta:object-count="31"/>
  </office:meta>
</office:document-meta>
</file>